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1in"/>
    </style:style>
    <style:style style:name="co2" style:family="table-column">
      <style:table-column-properties fo:break-before="auto" style:column-width="3.8319in"/>
    </style:style>
    <style:style style:name="co3" style:family="table-column">
      <style:table-column-properties fo:break-before="auto" style:column-width="2.18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perty name</text:p>
          </table:table-cell>
          <table:table-cell table:style-name="ce1" office:value-type="string" calcext:value-type="string">
            <text:p>Value</text:p>
          </table:table-cell>
          <table:table-cell/>
        </table:table-row>
        <table:table-row table:style-name="ro1" table:visibility="filter">
          <table:table-cell office:value-type="string" calcext:value-type="string">
            <text:p>#Minecraft server properti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#Mon Dec 01 05:00:43 UTC 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s-transfers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4] &amp; &quot;`: &quot; &amp; &quot;`&quot; &amp; [.B4] &amp; &quot;`,&quot;" office:value-type="string" office:string-value="`accepts-transfers`: `false`," calcext:value-type="string">
            <text:p>`accepts-transfers`: `false`,</text:p>
          </table:table-cell>
        </table:table-row>
        <table:table-row table:style-name="ro1">
          <table:table-cell office:value-type="string" calcext:value-type="string">
            <text:p>allow-flight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5] &amp; &quot;`: &quot; &amp; &quot;`&quot; &amp; [.B5] &amp; &quot;`,&quot;" office:value-type="string" office:string-value="`allow-flight`: `false`," calcext:value-type="string">
            <text:p>`allow-flight`: `false`,</text:p>
          </table:table-cell>
        </table:table-row>
        <table:table-row table:style-name="ro1">
          <table:table-cell office:value-type="string" calcext:value-type="string">
            <text:p>allow-nether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6] &amp; &quot;`: &quot; &amp; &quot;`&quot; &amp; [.B6] &amp; &quot;`,&quot;" office:value-type="string" office:string-value="`allow-nether`: `true`," calcext:value-type="string">
            <text:p>`allow-nether`: `true`,</text:p>
          </table:table-cell>
        </table:table-row>
        <table:table-row table:style-name="ro1">
          <table:table-cell office:value-type="string" calcext:value-type="string">
            <text:p>broadcast-console-to-ops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7] &amp; &quot;`: &quot; &amp; &quot;`&quot; &amp; [.B7] &amp; &quot;`,&quot;" office:value-type="string" office:string-value="`broadcast-console-to-ops`: `true`," calcext:value-type="string">
            <text:p>`broadcast-console-to-ops`: `true`,</text:p>
          </table:table-cell>
        </table:table-row>
        <table:table-row table:style-name="ro1">
          <table:table-cell office:value-type="string" calcext:value-type="string">
            <text:p>broadcast-rcon-to-ops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8] &amp; &quot;`: &quot; &amp; &quot;`&quot; &amp; [.B8] &amp; &quot;`,&quot;" office:value-type="string" office:string-value="`broadcast-rcon-to-ops`: `true`," calcext:value-type="string">
            <text:p>`broadcast-rcon-to-ops`: `true`,</text:p>
          </table:table-cell>
        </table:table-row>
        <table:table-row table:style-name="ro1">
          <table:table-cell office:value-type="string" calcext:value-type="string">
            <text:p>bug-report-link</text:p>
          </table:table-cell>
          <table:table-cell/>
          <table:table-cell table:formula="of:=&quot;`&quot; &amp; [.A9] &amp; &quot;`: &quot; &amp; &quot;`&quot; &amp; [.B9] &amp; &quot;`,&quot;" office:value-type="string" office:string-value="`bug-report-link`: ``," calcext:value-type="string">
            <text:p>`bug-report-link`: ``,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10] &amp; &quot;`: &quot; &amp; &quot;`&quot; &amp; [.B10] &amp; &quot;`,&quot;" office:value-type="string" office:string-value="`debug`: `false`," calcext:value-type="string">
            <text:p>`debug`: `false`,</text:p>
          </table:table-cell>
        </table:table-row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normal</text:p>
          </table:table-cell>
          <table:table-cell table:formula="of:=&quot;`&quot; &amp; [.A11] &amp; &quot;`: &quot; &amp; &quot;`&quot; &amp; [.B11] &amp; &quot;`,&quot;" office:value-type="string" office:string-value="`difficulty`: `normal`," calcext:value-type="string">
            <text:p>`difficulty`: `normal`,</text:p>
          </table:table-cell>
        </table:table-row>
        <table:table-row table:style-name="ro1">
          <table:table-cell office:value-type="string" calcext:value-type="string">
            <text:p>enable-code-of-conduct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12] &amp; &quot;`: &quot; &amp; &quot;`&quot; &amp; [.B12] &amp; &quot;`,&quot;" office:value-type="string" office:string-value="`enable-code-of-conduct`: `false`," calcext:value-type="string">
            <text:p>`enable-code-of-conduct`: `false`,</text:p>
          </table:table-cell>
        </table:table-row>
        <table:table-row table:style-name="ro1">
          <table:table-cell office:value-type="string" calcext:value-type="string">
            <text:p>enable-command-block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13] &amp; &quot;`: &quot; &amp; &quot;`&quot; &amp; [.B13] &amp; &quot;`,&quot;" office:value-type="string" office:string-value="`enable-command-block`: `false`," calcext:value-type="string">
            <text:p>`enable-command-block`: `false`,</text:p>
          </table:table-cell>
        </table:table-row>
        <table:table-row table:style-name="ro1">
          <table:table-cell office:value-type="string" calcext:value-type="string">
            <text:p>enable-jmx-monitoring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14] &amp; &quot;`: &quot; &amp; &quot;`&quot; &amp; [.B14] &amp; &quot;`,&quot;" office:value-type="string" office:string-value="`enable-jmx-monitoring`: `false`," calcext:value-type="string">
            <text:p>`enable-jmx-monitoring`: `false`,</text:p>
          </table:table-cell>
        </table:table-row>
        <table:table-row table:style-name="ro1">
          <table:table-cell office:value-type="string" calcext:value-type="string">
            <text:p>enable-query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15] &amp; &quot;`: &quot; &amp; &quot;`&quot; &amp; [.B15] &amp; &quot;`,&quot;" office:value-type="string" office:string-value="`enable-query`: `false`," calcext:value-type="string">
            <text:p>`enable-query`: `false`,</text:p>
          </table:table-cell>
        </table:table-row>
        <table:table-row table:style-name="ro1">
          <table:table-cell office:value-type="string" calcext:value-type="string">
            <text:p>enable-rcon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16] &amp; &quot;`: &quot; &amp; &quot;`&quot; &amp; [.B16] &amp; &quot;`,&quot;" office:value-type="string" office:string-value="`enable-rcon`: `false`," calcext:value-type="string">
            <text:p>`enable-rcon`: `false`,</text:p>
          </table:table-cell>
        </table:table-row>
        <table:table-row table:style-name="ro1">
          <table:table-cell office:value-type="string" calcext:value-type="string">
            <text:p>enable-status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17] &amp; &quot;`: &quot; &amp; &quot;`&quot; &amp; [.B17] &amp; &quot;`,&quot;" office:value-type="string" office:string-value="`enable-status`: `true`," calcext:value-type="string">
            <text:p>`enable-status`: `true`,</text:p>
          </table:table-cell>
        </table:table-row>
        <table:table-row table:style-name="ro1">
          <table:table-cell office:value-type="string" calcext:value-type="string">
            <text:p>enforce-secure-profile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18] &amp; &quot;`: &quot; &amp; &quot;`&quot; &amp; [.B18] &amp; &quot;`,&quot;" office:value-type="string" office:string-value="`enforce-secure-profile`: `true`," calcext:value-type="string">
            <text:p>`enforce-secure-profile`: `true`,</text:p>
          </table:table-cell>
        </table:table-row>
        <table:table-row table:style-name="ro1">
          <table:table-cell office:value-type="string" calcext:value-type="string">
            <text:p>enforce-whitelist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19] &amp; &quot;`: &quot; &amp; &quot;`&quot; &amp; [.B19] &amp; &quot;`,&quot;" office:value-type="string" office:string-value="`enforce-whitelist`: `false`," calcext:value-type="string">
            <text:p>`enforce-whitelist`: `false`,</text:p>
          </table:table-cell>
        </table:table-row>
        <table:table-row table:style-name="ro1">
          <table:table-cell office:value-type="string" calcext:value-type="string">
            <text:p>entity-broadcast-range-percentage</text:p>
          </table:table-cell>
          <table:table-cell office:value-type="float" office:value="100" calcext:value-type="float">
            <text:p>100</text:p>
          </table:table-cell>
          <table:table-cell table:formula="of:=&quot;`&quot; &amp; [.A20] &amp; &quot;`: &quot; &amp; &quot;`&quot; &amp; [.B20] &amp; &quot;`,&quot;" office:value-type="string" office:string-value="`entity-broadcast-range-percentage`: `100`," calcext:value-type="string">
            <text:p>`entity-broadcast-range-percentage`: `100`,</text:p>
          </table:table-cell>
        </table:table-row>
        <table:table-row table:style-name="ro1">
          <table:table-cell office:value-type="string" calcext:value-type="string">
            <text:p>force-gamemode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21] &amp; &quot;`: &quot; &amp; &quot;`&quot; &amp; [.B21] &amp; &quot;`,&quot;" office:value-type="string" office:string-value="`force-gamemode`: `false`," calcext:value-type="string">
            <text:p>`force-gamemode`: `false`,</text:p>
          </table:table-cell>
        </table:table-row>
        <table:table-row table:style-name="ro1">
          <table:table-cell office:value-type="string" calcext:value-type="string">
            <text:p>function-permission-level</text:p>
          </table:table-cell>
          <table:table-cell office:value-type="float" office:value="2" calcext:value-type="float">
            <text:p>2</text:p>
          </table:table-cell>
          <table:table-cell table:formula="of:=&quot;`&quot; &amp; [.A22] &amp; &quot;`: &quot; &amp; &quot;`&quot; &amp; [.B22] &amp; &quot;`,&quot;" office:value-type="string" office:string-value="`function-permission-level`: `2`," calcext:value-type="string">
            <text:p>`function-permission-level`: `2`,</text:p>
          </table:table-cell>
        </table:table-row>
        <table:table-row table:style-name="ro1">
          <table:table-cell office:value-type="string" calcext:value-type="string">
            <text:p>gamemode</text:p>
          </table:table-cell>
          <table:table-cell office:value-type="string" calcext:value-type="string">
            <text:p>survival</text:p>
          </table:table-cell>
          <table:table-cell table:formula="of:=&quot;`&quot; &amp; [.A23] &amp; &quot;`: &quot; &amp; &quot;`&quot; &amp; [.B23] &amp; &quot;`,&quot;" office:value-type="string" office:string-value="`gamemode`: `survival`," calcext:value-type="string">
            <text:p>`gamemode`: `survival`,</text:p>
          </table:table-cell>
        </table:table-row>
        <table:table-row table:style-name="ro1">
          <table:table-cell office:value-type="string" calcext:value-type="string">
            <text:p>generate-structures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24] &amp; &quot;`: &quot; &amp; &quot;`&quot; &amp; [.B24] &amp; &quot;`,&quot;" office:value-type="string" office:string-value="`generate-structures`: `true`," calcext:value-type="string">
            <text:p>`generate-structures`: `true`,</text:p>
          </table:table-cell>
        </table:table-row>
        <table:table-row table:style-name="ro1">
          <table:table-cell office:value-type="string" calcext:value-type="string">
            <text:p>generator-settings</text:p>
          </table:table-cell>
          <table:table-cell office:value-type="string" calcext:value-type="string">
            <text:p>{}</text:p>
          </table:table-cell>
          <table:table-cell table:formula="of:=&quot;`&quot; &amp; [.A25] &amp; &quot;`: &quot; &amp; &quot;`&quot; &amp; [.B25] &amp; &quot;`,&quot;" office:value-type="string" office:string-value="`generator-settings`: `{}`," calcext:value-type="string">
            <text:p>`generator-settings`: `{}`,</text:p>
          </table:table-cell>
        </table:table-row>
        <table:table-row table:style-name="ro1">
          <table:table-cell office:value-type="string" calcext:value-type="string">
            <text:p>hardcore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26] &amp; &quot;`: &quot; &amp; &quot;`&quot; &amp; [.B26] &amp; &quot;`,&quot;" office:value-type="string" office:string-value="`hardcore`: `false`," calcext:value-type="string">
            <text:p>`hardcore`: `false`,</text:p>
          </table:table-cell>
        </table:table-row>
        <table:table-row table:style-name="ro1">
          <table:table-cell office:value-type="string" calcext:value-type="string">
            <text:p>hide-online-players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27] &amp; &quot;`: &quot; &amp; &quot;`&quot; &amp; [.B27] &amp; &quot;`,&quot;" office:value-type="string" office:string-value="`hide-online-players`: `false`," calcext:value-type="string">
            <text:p>`hide-online-players`: `false`,</text:p>
          </table:table-cell>
        </table:table-row>
        <table:table-row table:style-name="ro1">
          <table:table-cell office:value-type="string" calcext:value-type="string">
            <text:p>initial-disabled-packs</text:p>
          </table:table-cell>
          <table:table-cell/>
          <table:table-cell table:formula="of:=&quot;`&quot; &amp; [.A28] &amp; &quot;`: &quot; &amp; &quot;`&quot; &amp; [.B28] &amp; &quot;`,&quot;" office:value-type="string" office:string-value="`initial-disabled-packs`: ``," calcext:value-type="string">
            <text:p>`initial-disabled-packs`: ``,</text:p>
          </table:table-cell>
        </table:table-row>
        <table:table-row table:style-name="ro1">
          <table:table-cell office:value-type="string" calcext:value-type="string">
            <text:p>initial-enabled-packs</text:p>
          </table:table-cell>
          <table:table-cell office:value-type="string" calcext:value-type="string">
            <text:p>vanilla</text:p>
          </table:table-cell>
          <table:table-cell table:formula="of:=&quot;`&quot; &amp; [.A29] &amp; &quot;`: &quot; &amp; &quot;`&quot; &amp; [.B29] &amp; &quot;`,&quot;" office:value-type="string" office:string-value="`initial-enabled-packs`: `vanilla`," calcext:value-type="string">
            <text:p>`initial-enabled-packs`: `vanilla`,</text:p>
          </table:table-cell>
        </table:table-row>
        <table:table-row table:style-name="ro1">
          <table:table-cell office:value-type="string" calcext:value-type="string">
            <text:p>level-name</text:p>
          </table:table-cell>
          <table:table-cell office:value-type="string" calcext:value-type="string">
            <text:p>world</text:p>
          </table:table-cell>
          <table:table-cell table:formula="of:=&quot;`&quot; &amp; [.A30] &amp; &quot;`: &quot; &amp; &quot;`&quot; &amp; [.B30] &amp; &quot;`,&quot;" office:value-type="string" office:string-value="`level-name`: `world`," calcext:value-type="string">
            <text:p>`level-name`: `world`,</text:p>
          </table:table-cell>
        </table:table-row>
        <table:table-row table:style-name="ro1">
          <table:table-cell office:value-type="string" calcext:value-type="string">
            <text:p>level-seed</text:p>
          </table:table-cell>
          <table:table-cell/>
          <table:table-cell table:formula="of:=&quot;`&quot; &amp; [.A31] &amp; &quot;`: &quot; &amp; &quot;`&quot; &amp; [.B31] &amp; &quot;`,&quot;" office:value-type="string" office:string-value="`level-seed`: ``," calcext:value-type="string">
            <text:p>`level-seed`: ``,</text:p>
          </table:table-cell>
        </table:table-row>
        <table:table-row table:style-name="ro1">
          <table:table-cell office:value-type="string" calcext:value-type="string">
            <text:p>level-type</text:p>
          </table:table-cell>
          <table:table-cell office:value-type="string" calcext:value-type="string">
            <text:p>minecraft\:normal</text:p>
          </table:table-cell>
          <table:table-cell table:formula="of:=&quot;`&quot; &amp; [.A32] &amp; &quot;`: &quot; &amp; &quot;`&quot; &amp; [.B32] &amp; &quot;`,&quot;" office:value-type="string" office:string-value="`level-type`: `minecraft\:normal`," calcext:value-type="string">
            <text:p>`level-type`: `minecraft\:normal`,</text:p>
          </table:table-cell>
        </table:table-row>
        <table:table-row table:style-name="ro1">
          <table:table-cell office:value-type="string" calcext:value-type="string">
            <text:p>log-ips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33] &amp; &quot;`: &quot; &amp; &quot;`&quot; &amp; [.B33] &amp; &quot;`,&quot;" office:value-type="string" office:string-value="`log-ips`: `true`," calcext:value-type="string">
            <text:p>`log-ips`: `true`,</text:p>
          </table:table-cell>
        </table:table-row>
        <table:table-row table:style-name="ro1">
          <table:table-cell office:value-type="string" calcext:value-type="string">
            <text:p>management-server-enabled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34] &amp; &quot;`: &quot; &amp; &quot;`&quot; &amp; [.B34] &amp; &quot;`,&quot;" office:value-type="string" office:string-value="`management-server-enabled`: `false`," calcext:value-type="string">
            <text:p>`management-server-enabled`: `false`,</text:p>
          </table:table-cell>
        </table:table-row>
        <table:table-row table:style-name="ro1">
          <table:table-cell office:value-type="string" calcext:value-type="string">
            <text:p>management-server-host</text:p>
          </table:table-cell>
          <table:table-cell office:value-type="string" calcext:value-type="string">
            <text:p>localhost</text:p>
          </table:table-cell>
          <table:table-cell table:formula="of:=&quot;`&quot; &amp; [.A35] &amp; &quot;`: &quot; &amp; &quot;`&quot; &amp; [.B35] &amp; &quot;`,&quot;" office:value-type="string" office:string-value="`management-server-host`: `localhost`," calcext:value-type="string">
            <text:p>`management-server-host`: `localhost`,</text:p>
          </table:table-cell>
        </table:table-row>
        <table:table-row table:style-name="ro1">
          <table:table-cell office:value-type="string" calcext:value-type="string">
            <text:p>management-server-port</text:p>
          </table:table-cell>
          <table:table-cell office:value-type="float" office:value="0" calcext:value-type="float">
            <text:p>0</text:p>
          </table:table-cell>
          <table:table-cell table:formula="of:=&quot;`&quot; &amp; [.A36] &amp; &quot;`: &quot; &amp; &quot;`&quot; &amp; [.B36] &amp; &quot;`,&quot;" office:value-type="string" office:string-value="`management-server-port`: `0`," calcext:value-type="string">
            <text:p>`management-server-port`: `0`,</text:p>
          </table:table-cell>
        </table:table-row>
        <table:table-row table:style-name="ro1">
          <table:table-cell office:value-type="string" calcext:value-type="string">
            <text:p>management-server-secret</text:p>
          </table:table-cell>
          <table:table-cell office:value-type="string" calcext:value-type="string">
            <text:p>uuK7BHM4kXaZD15KJ1KVicXudYv7tZqoE9ImUGjs</text:p>
          </table:table-cell>
          <table:table-cell table:formula="of:=&quot;`&quot; &amp; [.A37] &amp; &quot;`: &quot; &amp; &quot;`&quot; &amp; [.B37] &amp; &quot;`,&quot;" office:value-type="string" office:string-value="`management-server-secret`: `uuK7BHM4kXaZD15KJ1KVicXudYv7tZqoE9ImUGjs`," calcext:value-type="string">
            <text:p>`management-server-secret`: `uuK7BHM4kXaZD15KJ1KVicXudYv7tZqoE9ImUGjs`,</text:p>
          </table:table-cell>
        </table:table-row>
        <table:table-row table:style-name="ro1">
          <table:table-cell office:value-type="string" calcext:value-type="string">
            <text:p>management-server-tls-enabled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38] &amp; &quot;`: &quot; &amp; &quot;`&quot; &amp; [.B38] &amp; &quot;`,&quot;" office:value-type="string" office:string-value="`management-server-tls-enabled`: `true`," calcext:value-type="string">
            <text:p>`management-server-tls-enabled`: `true`,</text:p>
          </table:table-cell>
        </table:table-row>
        <table:table-row table:style-name="ro1">
          <table:table-cell office:value-type="string" calcext:value-type="string">
            <text:p>management-server-tls-keystore</text:p>
          </table:table-cell>
          <table:table-cell/>
          <table:table-cell table:formula="of:=&quot;`&quot; &amp; [.A39] &amp; &quot;`: &quot; &amp; &quot;`&quot; &amp; [.B39] &amp; &quot;`,&quot;" office:value-type="string" office:string-value="`management-server-tls-keystore`: ``," calcext:value-type="string">
            <text:p>`management-server-tls-keystore`: ``,</text:p>
          </table:table-cell>
        </table:table-row>
        <table:table-row table:style-name="ro1">
          <table:table-cell office:value-type="string" calcext:value-type="string">
            <text:p>management-server-tls-keystore-password</text:p>
          </table:table-cell>
          <table:table-cell/>
          <table:table-cell table:formula="of:=&quot;`&quot; &amp; [.A40] &amp; &quot;`: &quot; &amp; &quot;`&quot; &amp; [.B40] &amp; &quot;`,&quot;" office:value-type="string" office:string-value="`management-server-tls-keystore-password`: ``," calcext:value-type="string">
            <text:p>`management-server-tls-keystore-password`: ``,</text:p>
          </table:table-cell>
        </table:table-row>
        <table:table-row table:style-name="ro1">
          <table:table-cell office:value-type="string" calcext:value-type="string">
            <text:p>max-chained-neighbor-updates</text:p>
          </table:table-cell>
          <table:table-cell office:value-type="float" office:value="1000000" calcext:value-type="float">
            <text:p>1000000</text:p>
          </table:table-cell>
          <table:table-cell table:formula="of:=&quot;`&quot; &amp; [.A41] &amp; &quot;`: &quot; &amp; &quot;`&quot; &amp; [.B41] &amp; &quot;`,&quot;" office:value-type="string" office:string-value="`max-chained-neighbor-updates`: `1000000`," calcext:value-type="string">
            <text:p>`max-chained-neighbor-updates`: `1000000`,</text:p>
          </table:table-cell>
        </table:table-row>
        <table:table-row table:style-name="ro1">
          <table:table-cell office:value-type="string" calcext:value-type="string">
            <text:p>max-players</text:p>
          </table:table-cell>
          <table:table-cell office:value-type="float" office:value="10" calcext:value-type="float">
            <text:p>10</text:p>
          </table:table-cell>
          <table:table-cell table:formula="of:=&quot;`&quot; &amp; [.A42] &amp; &quot;`: &quot; &amp; &quot;`&quot; &amp; [.B42] &amp; &quot;`,&quot;" office:value-type="string" office:string-value="`max-players`: `10`," calcext:value-type="string">
            <text:p>`max-players`: `10`,</text:p>
          </table:table-cell>
        </table:table-row>
        <table:table-row table:style-name="ro1">
          <table:table-cell office:value-type="string" calcext:value-type="string">
            <text:p>max-tick-time</text:p>
          </table:table-cell>
          <table:table-cell office:value-type="float" office:value="60000" calcext:value-type="float">
            <text:p>60000</text:p>
          </table:table-cell>
          <table:table-cell table:formula="of:=&quot;`&quot; &amp; [.A43] &amp; &quot;`: &quot; &amp; &quot;`&quot; &amp; [.B43] &amp; &quot;`,&quot;" office:value-type="string" office:string-value="`max-tick-time`: `60000`," calcext:value-type="string">
            <text:p>`max-tick-time`: `60000`,</text:p>
          </table:table-cell>
        </table:table-row>
        <table:table-row table:style-name="ro1">
          <table:table-cell office:value-type="string" calcext:value-type="string">
            <text:p>max-world-size</text:p>
          </table:table-cell>
          <table:table-cell office:value-type="float" office:value="29999984" calcext:value-type="float">
            <text:p>29999984</text:p>
          </table:table-cell>
          <table:table-cell table:formula="of:=&quot;`&quot; &amp; [.A44] &amp; &quot;`: &quot; &amp; &quot;`&quot; &amp; [.B44] &amp; &quot;`,&quot;" office:value-type="string" office:string-value="`max-world-size`: `29999984`," calcext:value-type="string">
            <text:p>`max-world-size`: `29999984`,</text:p>
          </table:table-cell>
        </table:table-row>
        <table:table-row table:style-name="ro1">
          <table:table-cell office:value-type="string" calcext:value-type="string">
            <text:p>motd</text:p>
          </table:table-cell>
          <table:table-cell office:value-type="string" calcext:value-type="string">
            <text:p>§1To jest serwer §6Michalka\n§2Zapraszam na zabawe\!\!\!</text:p>
          </table:table-cell>
          <table:table-cell table:formula="of:=&quot;`&quot; &amp; [.A45] &amp; &quot;`: &quot; &amp; &quot;`&quot; &amp; [.B45] &amp; &quot;`,&quot;" office:value-type="string" office:string-value="`motd`: `§1To jest serwer §6Michalka\n§2Zapraszam na zabawe\!\!\!`," calcext:value-type="string">
            <text:p>`motd`: `§1To jest serwer §6Michalka\n§2Zapraszam na zabawe\!\!\!`,</text:p>
          </table:table-cell>
        </table:table-row>
        <table:table-row table:style-name="ro1">
          <table:table-cell office:value-type="string" calcext:value-type="string">
            <text:p>network-compression-threshold</text:p>
          </table:table-cell>
          <table:table-cell office:value-type="float" office:value="256" calcext:value-type="float">
            <text:p>256</text:p>
          </table:table-cell>
          <table:table-cell table:formula="of:=&quot;`&quot; &amp; [.A46] &amp; &quot;`: &quot; &amp; &quot;`&quot; &amp; [.B46] &amp; &quot;`,&quot;" office:value-type="string" office:string-value="`network-compression-threshold`: `256`," calcext:value-type="string">
            <text:p>`network-compression-threshold`: `256`,</text:p>
          </table:table-cell>
        </table:table-row>
        <table:table-row table:style-name="ro1">
          <table:table-cell office:value-type="string" calcext:value-type="string">
            <text:p>online-mode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47] &amp; &quot;`: &quot; &amp; &quot;`&quot; &amp; [.B47] &amp; &quot;`,&quot;" office:value-type="string" office:string-value="`online-mode`: `true`," calcext:value-type="string">
            <text:p>`online-mode`: `true`,</text:p>
          </table:table-cell>
        </table:table-row>
        <table:table-row table:style-name="ro1">
          <table:table-cell office:value-type="string" calcext:value-type="string">
            <text:p>op-permission-level</text:p>
          </table:table-cell>
          <table:table-cell office:value-type="float" office:value="4" calcext:value-type="float">
            <text:p>4</text:p>
          </table:table-cell>
          <table:table-cell table:formula="of:=&quot;`&quot; &amp; [.A48] &amp; &quot;`: &quot; &amp; &quot;`&quot; &amp; [.B48] &amp; &quot;`,&quot;" office:value-type="string" office:string-value="`op-permission-level`: `4`," calcext:value-type="string">
            <text:p>`op-permission-level`: `4`,</text:p>
          </table:table-cell>
        </table:table-row>
        <table:table-row table:style-name="ro1">
          <table:table-cell office:value-type="string" calcext:value-type="string">
            <text:p>pause-when-empty-seconds</text:p>
          </table:table-cell>
          <table:table-cell office:value-type="float" office:value="-1" calcext:value-type="float">
            <text:p>-1</text:p>
          </table:table-cell>
          <table:table-cell table:formula="of:=&quot;`&quot; &amp; [.A49] &amp; &quot;`: &quot; &amp; &quot;`&quot; &amp; [.B49] &amp; &quot;`,&quot;" office:value-type="string" office:string-value="`pause-when-empty-seconds`: `-1`," calcext:value-type="string">
            <text:p>`pause-when-empty-seconds`: `-1`,</text:p>
          </table:table-cell>
        </table:table-row>
        <table:table-row table:style-name="ro1">
          <table:table-cell office:value-type="string" calcext:value-type="string">
            <text:p>player-idle-timeout</text:p>
          </table:table-cell>
          <table:table-cell office:value-type="float" office:value="0" calcext:value-type="float">
            <text:p>0</text:p>
          </table:table-cell>
          <table:table-cell table:formula="of:=&quot;`&quot; &amp; [.A50] &amp; &quot;`: &quot; &amp; &quot;`&quot; &amp; [.B50] &amp; &quot;`,&quot;" office:value-type="string" office:string-value="`player-idle-timeout`: `0`," calcext:value-type="string">
            <text:p>`player-idle-timeout`: `0`,</text:p>
          </table:table-cell>
        </table:table-row>
        <table:table-row table:style-name="ro1">
          <table:table-cell office:value-type="string" calcext:value-type="string">
            <text:p>prevent-proxy-connections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51] &amp; &quot;`: &quot; &amp; &quot;`&quot; &amp; [.B51] &amp; &quot;`,&quot;" office:value-type="string" office:string-value="`prevent-proxy-connections`: `false`," calcext:value-type="string">
            <text:p>`prevent-proxy-connections`: `false`,</text:p>
          </table:table-cell>
        </table:table-row>
        <table:table-row table:style-name="ro1">
          <table:table-cell office:value-type="string" calcext:value-type="string">
            <text:p>pvp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52] &amp; &quot;`: &quot; &amp; &quot;`&quot; &amp; [.B52] &amp; &quot;`,&quot;" office:value-type="string" office:string-value="`pvp`: `true`," calcext:value-type="string">
            <text:p>`pvp`: `true`,</text:p>
          </table:table-cell>
        </table:table-row>
        <table:table-row table:style-name="ro1">
          <table:table-cell office:value-type="string" calcext:value-type="string">
            <text:p>query.port</text:p>
          </table:table-cell>
          <table:table-cell office:value-type="float" office:value="25565" calcext:value-type="float">
            <text:p>25565</text:p>
          </table:table-cell>
          <table:table-cell table:formula="of:=&quot;`&quot; &amp; [.A53] &amp; &quot;`: &quot; &amp; &quot;`&quot; &amp; [.B53] &amp; &quot;`,&quot;" office:value-type="string" office:string-value="`query.port`: `25565`," calcext:value-type="string">
            <text:p>`query.port`: `25565`,</text:p>
          </table:table-cell>
        </table:table-row>
        <table:table-row table:style-name="ro1">
          <table:table-cell office:value-type="string" calcext:value-type="string">
            <text:p>rate-limit</text:p>
          </table:table-cell>
          <table:table-cell office:value-type="float" office:value="0" calcext:value-type="float">
            <text:p>0</text:p>
          </table:table-cell>
          <table:table-cell table:formula="of:=&quot;`&quot; &amp; [.A54] &amp; &quot;`: &quot; &amp; &quot;`&quot; &amp; [.B54] &amp; &quot;`,&quot;" office:value-type="string" office:string-value="`rate-limit`: `0`," calcext:value-type="string">
            <text:p>`rate-limit`: `0`,</text:p>
          </table:table-cell>
        </table:table-row>
        <table:table-row table:style-name="ro1">
          <table:table-cell office:value-type="string" calcext:value-type="string">
            <text:p>rcon.password</text:p>
          </table:table-cell>
          <table:table-cell/>
          <table:table-cell table:formula="of:=&quot;`&quot; &amp; [.A55] &amp; &quot;`: &quot; &amp; &quot;`&quot; &amp; [.B55] &amp; &quot;`,&quot;" office:value-type="string" office:string-value="`rcon.password`: ``," calcext:value-type="string">
            <text:p>`rcon.password`: ``,</text:p>
          </table:table-cell>
        </table:table-row>
        <table:table-row table:style-name="ro1">
          <table:table-cell office:value-type="string" calcext:value-type="string">
            <text:p>rcon.port</text:p>
          </table:table-cell>
          <table:table-cell office:value-type="float" office:value="25575" calcext:value-type="float">
            <text:p>25575</text:p>
          </table:table-cell>
          <table:table-cell table:formula="of:=&quot;`&quot; &amp; [.A56] &amp; &quot;`: &quot; &amp; &quot;`&quot; &amp; [.B56] &amp; &quot;`,&quot;" office:value-type="string" office:string-value="`rcon.port`: `25575`," calcext:value-type="string">
            <text:p>`rcon.port`: `25575`,</text:p>
          </table:table-cell>
        </table:table-row>
        <table:table-row table:style-name="ro1">
          <table:table-cell office:value-type="string" calcext:value-type="string">
            <text:p>region-file-compression</text:p>
          </table:table-cell>
          <table:table-cell office:value-type="string" calcext:value-type="string">
            <text:p>deflate</text:p>
          </table:table-cell>
          <table:table-cell table:formula="of:=&quot;`&quot; &amp; [.A57] &amp; &quot;`: &quot; &amp; &quot;`&quot; &amp; [.B57] &amp; &quot;`,&quot;" office:value-type="string" office:string-value="`region-file-compression`: `deflate`," calcext:value-type="string">
            <text:p>`region-file-compression`: `deflate`,</text:p>
          </table:table-cell>
        </table:table-row>
        <table:table-row table:style-name="ro1">
          <table:table-cell office:value-type="string" calcext:value-type="string">
            <text:p>require-resource-pack</text:p>
          </table:table-cell>
          <table:table-cell table:style-name="ce2" office:value-type="string" calcext:value-type="string">
            <text:p>false</text:p>
          </table:table-cell>
          <table:table-cell table:formula="of:=&quot;`&quot; &amp; [.A58] &amp; &quot;`: &quot; &amp; &quot;`&quot; &amp; [.B58] &amp; &quot;`,&quot;" office:value-type="string" office:string-value="`require-resource-pack`: `false`," calcext:value-type="string">
            <text:p>`require-resource-pack`: `false`,</text:p>
          </table:table-cell>
        </table:table-row>
        <table:table-row table:style-name="ro1">
          <table:table-cell office:value-type="string" calcext:value-type="string">
            <text:p>resource-pack</text:p>
          </table:table-cell>
          <table:table-cell/>
          <table:table-cell table:formula="of:=&quot;`&quot; &amp; [.A59] &amp; &quot;`: &quot; &amp; &quot;`&quot; &amp; [.B59] &amp; &quot;`,&quot;" office:value-type="string" office:string-value="`resource-pack`: ``," calcext:value-type="string">
            <text:p>`resource-pack`: ``,</text:p>
          </table:table-cell>
        </table:table-row>
        <table:table-row table:style-name="ro1">
          <table:table-cell office:value-type="string" calcext:value-type="string">
            <text:p>resource-pack-id</text:p>
          </table:table-cell>
          <table:table-cell/>
          <table:table-cell table:formula="of:=&quot;`&quot; &amp; [.A60] &amp; &quot;`: &quot; &amp; &quot;`&quot; &amp; [.B60] &amp; &quot;`,&quot;" office:value-type="string" office:string-value="`resource-pack-id`: ``," calcext:value-type="string">
            <text:p>`resource-pack-id`: ``,</text:p>
          </table:table-cell>
        </table:table-row>
        <table:table-row table:style-name="ro1">
          <table:table-cell office:value-type="string" calcext:value-type="string">
            <text:p>resource-pack-prompt</text:p>
          </table:table-cell>
          <table:table-cell/>
          <table:table-cell table:formula="of:=&quot;`&quot; &amp; [.A61] &amp; &quot;`: &quot; &amp; &quot;`&quot; &amp; [.B61] &amp; &quot;`,&quot;" office:value-type="string" office:string-value="`resource-pack-prompt`: ``," calcext:value-type="string">
            <text:p>`resource-pack-prompt`: ``,</text:p>
          </table:table-cell>
        </table:table-row>
        <table:table-row table:style-name="ro1">
          <table:table-cell office:value-type="string" calcext:value-type="string">
            <text:p>resource-pack-sha1</text:p>
          </table:table-cell>
          <table:table-cell/>
          <table:table-cell table:formula="of:=&quot;`&quot; &amp; [.A62] &amp; &quot;`: &quot; &amp; &quot;`&quot; &amp; [.B62] &amp; &quot;`,&quot;" office:value-type="string" office:string-value="`resource-pack-sha1`: ``," calcext:value-type="string">
            <text:p>`resource-pack-sha1`: ``,</text:p>
          </table:table-cell>
        </table:table-row>
        <table:table-row table:style-name="ro1">
          <table:table-cell office:value-type="string" calcext:value-type="string">
            <text:p>server-ip</text:p>
          </table:table-cell>
          <table:table-cell office:value-type="string" calcext:value-type="string">
            <text:p>0.0.0.0</text:p>
          </table:table-cell>
          <table:table-cell table:formula="of:=&quot;`&quot; &amp; [.A63] &amp; &quot;`: &quot; &amp; &quot;`&quot; &amp; [.B63] &amp; &quot;`,&quot;" office:value-type="string" office:string-value="`server-ip`: `0.0.0.0`," calcext:value-type="string">
            <text:p>`server-ip`: `0.0.0.0`,</text:p>
          </table:table-cell>
        </table:table-row>
        <table:table-row table:style-name="ro1">
          <table:table-cell office:value-type="string" calcext:value-type="string">
            <text:p>server-port</text:p>
          </table:table-cell>
          <table:table-cell office:value-type="float" office:value="25565" calcext:value-type="float">
            <text:p>25565</text:p>
          </table:table-cell>
          <table:table-cell table:formula="of:=&quot;`&quot; &amp; [.A64] &amp; &quot;`: &quot; &amp; &quot;`&quot; &amp; [.B64] &amp; &quot;`,&quot;" office:value-type="string" office:string-value="`server-port`: `25565`," calcext:value-type="string">
            <text:p>`server-port`: `25565`,</text:p>
          </table:table-cell>
        </table:table-row>
        <table:table-row table:style-name="ro1">
          <table:table-cell office:value-type="string" calcext:value-type="string">
            <text:p>simulation-distance</text:p>
          </table:table-cell>
          <table:table-cell office:value-type="float" office:value="10" calcext:value-type="float">
            <text:p>10</text:p>
          </table:table-cell>
          <table:table-cell table:formula="of:=&quot;`&quot; &amp; [.A65] &amp; &quot;`: &quot; &amp; &quot;`&quot; &amp; [.B65] &amp; &quot;`,&quot;" office:value-type="string" office:string-value="`simulation-distance`: `10`," calcext:value-type="string">
            <text:p>`simulation-distance`: `10`,</text:p>
          </table:table-cell>
        </table:table-row>
        <table:table-row table:style-name="ro1">
          <table:table-cell office:value-type="string" calcext:value-type="string">
            <text:p>spawn-monsters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66] &amp; &quot;`: &quot; &amp; &quot;`&quot; &amp; [.B66] &amp; &quot;`,&quot;" office:value-type="string" office:string-value="`spawn-monsters`: `true`," calcext:value-type="string">
            <text:p>`spawn-monsters`: `true`,</text:p>
          </table:table-cell>
        </table:table-row>
        <table:table-row table:style-name="ro1">
          <table:table-cell office:value-type="string" calcext:value-type="string">
            <text:p>spawn-protection</text:p>
          </table:table-cell>
          <table:table-cell office:value-type="float" office:value="16" calcext:value-type="float">
            <text:p>16</text:p>
          </table:table-cell>
          <table:table-cell table:formula="of:=&quot;`&quot; &amp; [.A67] &amp; &quot;`: &quot; &amp; &quot;`&quot; &amp; [.B67] &amp; &quot;`,&quot;" office:value-type="string" office:string-value="`spawn-protection`: `16`," calcext:value-type="string">
            <text:p>`spawn-protection`: `16`,</text:p>
          </table:table-cell>
        </table:table-row>
        <table:table-row table:style-name="ro1">
          <table:table-cell office:value-type="string" calcext:value-type="string">
            <text:p>status-heartbeat-interval</text:p>
          </table:table-cell>
          <table:table-cell office:value-type="float" office:value="0" calcext:value-type="float">
            <text:p>0</text:p>
          </table:table-cell>
          <table:table-cell table:formula="of:=&quot;`&quot; &amp; [.A68] &amp; &quot;`: &quot; &amp; &quot;`&quot; &amp; [.B68] &amp; &quot;`,&quot;" office:value-type="string" office:string-value="`status-heartbeat-interval`: `0`," calcext:value-type="string">
            <text:p>`status-heartbeat-interval`: `0`,</text:p>
          </table:table-cell>
        </table:table-row>
        <table:table-row table:style-name="ro1">
          <table:table-cell office:value-type="string" calcext:value-type="string">
            <text:p>sync-chunk-writes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69] &amp; &quot;`: &quot; &amp; &quot;`&quot; &amp; [.B69] &amp; &quot;`,&quot;" office:value-type="string" office:string-value="`sync-chunk-writes`: `true`," calcext:value-type="string">
            <text:p>`sync-chunk-writes`: `true`,</text:p>
          </table:table-cell>
        </table:table-row>
        <table:table-row table:style-name="ro1">
          <table:table-cell office:value-type="string" calcext:value-type="string">
            <text:p>text-filtering-config</text:p>
          </table:table-cell>
          <table:table-cell/>
          <table:table-cell table:formula="of:=&quot;`&quot; &amp; [.A70] &amp; &quot;`: &quot; &amp; &quot;`&quot; &amp; [.B70] &amp; &quot;`,&quot;" office:value-type="string" office:string-value="`text-filtering-config`: ``," calcext:value-type="string">
            <text:p>`text-filtering-config`: ``,</text:p>
          </table:table-cell>
        </table:table-row>
        <table:table-row table:style-name="ro1">
          <table:table-cell office:value-type="string" calcext:value-type="string">
            <text:p>text-filtering-version</text:p>
          </table:table-cell>
          <table:table-cell office:value-type="float" office:value="0" calcext:value-type="float">
            <text:p>0</text:p>
          </table:table-cell>
          <table:table-cell table:formula="of:=&quot;`&quot; &amp; [.A71] &amp; &quot;`: &quot; &amp; &quot;`&quot; &amp; [.B71] &amp; &quot;`,&quot;" office:value-type="string" office:string-value="`text-filtering-version`: `0`," calcext:value-type="string">
            <text:p>`text-filtering-version`: `0`,</text:p>
          </table:table-cell>
        </table:table-row>
        <table:table-row table:style-name="ro1">
          <table:table-cell office:value-type="string" calcext:value-type="string">
            <text:p>use-native-transport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72] &amp; &quot;`: &quot; &amp; &quot;`&quot; &amp; [.B72] &amp; &quot;`,&quot;" office:value-type="string" office:string-value="`use-native-transport`: `true`," calcext:value-type="string">
            <text:p>`use-native-transport`: `true`,</text:p>
          </table:table-cell>
        </table:table-row>
        <table:table-row table:style-name="ro1">
          <table:table-cell office:value-type="string" calcext:value-type="string">
            <text:p>view-distance</text:p>
          </table:table-cell>
          <table:table-cell office:value-type="float" office:value="20" calcext:value-type="float">
            <text:p>20</text:p>
          </table:table-cell>
          <table:table-cell table:formula="of:=&quot;`&quot; &amp; [.A73] &amp; &quot;`: &quot; &amp; &quot;`&quot; &amp; [.B73] &amp; &quot;`,&quot;" office:value-type="string" office:string-value="`view-distance`: `20`," calcext:value-type="string">
            <text:p>`view-distance`: `20`,</text:p>
          </table:table-cell>
        </table:table-row>
        <table:table-row table:style-name="ro1">
          <table:table-cell office:value-type="string" calcext:value-type="string">
            <text:p>white-list</text:p>
          </table:table-cell>
          <table:table-cell table:style-name="ce2" office:value-type="string" calcext:value-type="string">
            <text:p>true</text:p>
          </table:table-cell>
          <table:table-cell table:formula="of:=&quot;`&quot; &amp; [.A74] &amp; &quot;`: &quot; &amp; &quot;`&quot; &amp; [.B74] &amp; &quot;`,&quot;" office:value-type="string" office:string-value="`white-list`: `true`," calcext:value-type="string">
            <text:p>`white-list`: `true`,</text:p>
          </table:table-cell>
        </table:table-row>
        <table:table-row table:style-name="ro1">
          <table:table-cell table:number-columns-repeated="2"/>
          <table:table-cell table:formula="of:=&quot;`&quot; &amp; [.A75] &amp; &quot;`: &quot; &amp; &quot;`&quot; &amp; [.B75] &amp; &quot;`,&quot;" office:value-type="string" office:string-value="``: ``," calcext:value-type="string">
            <text:p>``: ``,</text:p>
          </table:table-cell>
        </table:table-row>
      </table:table>
      <table:named-expressions/>
      <table:database-ranges>
        <table:database-range table:name="__Anonymous_Sheet_DB__0" table:target-range-address="server.A1:server.B74" table:display-filter-buttons="true">
          <table:filter>
            <table:filter-and>
              <table:filter-condition table:value="accepts-transfers" table:operator="=" table:field-number="0">
                <table:filter-set-item table:value="accepts-transfers"/>
                <table:filter-set-item table:value="allow-flight"/>
                <table:filter-set-item table:value="allow-nether"/>
                <table:filter-set-item table:value="broadcast-console-to-ops"/>
                <table:filter-set-item table:value="broadcast-rcon-to-ops"/>
                <table:filter-set-item table:value="bug-report-link"/>
                <table:filter-set-item table:value="debug"/>
                <table:filter-set-item table:value="difficulty"/>
                <table:filter-set-item table:value="enable-code-of-conduct"/>
                <table:filter-set-item table:value="enable-command-block"/>
                <table:filter-set-item table:value="enable-jmx-monitoring"/>
                <table:filter-set-item table:value="enable-query"/>
                <table:filter-set-item table:value="enable-rcon"/>
                <table:filter-set-item table:value="enable-status"/>
                <table:filter-set-item table:value="enforce-secure-profile"/>
                <table:filter-set-item table:value="enforce-whitelist"/>
                <table:filter-set-item table:value="entity-broadcast-range-percentage"/>
                <table:filter-set-item table:value="force-gamemode"/>
                <table:filter-set-item table:value="function-permission-level"/>
                <table:filter-set-item table:value="gamemode"/>
                <table:filter-set-item table:value="generate-structures"/>
                <table:filter-set-item table:value="generator-settings"/>
                <table:filter-set-item table:value="hardcore"/>
                <table:filter-set-item table:value="hide-online-players"/>
                <table:filter-set-item table:value="initial-disabled-packs"/>
                <table:filter-set-item table:value="initial-enabled-packs"/>
                <table:filter-set-item table:value="level-name"/>
                <table:filter-set-item table:value="level-seed"/>
                <table:filter-set-item table:value="level-type"/>
                <table:filter-set-item table:value="log-ips"/>
                <table:filter-set-item table:value="management-server-enabled"/>
                <table:filter-set-item table:value="management-server-host"/>
                <table:filter-set-item table:value="management-server-port"/>
                <table:filter-set-item table:value="management-server-secret"/>
                <table:filter-set-item table:value="management-server-tls-enabled"/>
                <table:filter-set-item table:value="management-server-tls-keystore"/>
                <table:filter-set-item table:value="management-server-tls-keystore-password"/>
                <table:filter-set-item table:value="max-chained-neighbor-updates"/>
                <table:filter-set-item table:value="max-players"/>
                <table:filter-set-item table:value="max-tick-time"/>
                <table:filter-set-item table:value="max-world-size"/>
                <table:filter-set-item table:value="motd"/>
                <table:filter-set-item table:value="network-compression-threshold"/>
                <table:filter-set-item table:value="online-mode"/>
                <table:filter-set-item table:value="op-permission-level"/>
                <table:filter-set-item table:value="pause-when-empty-seconds"/>
                <table:filter-set-item table:value="player-idle-timeout"/>
                <table:filter-set-item table:value="prevent-proxy-connections"/>
                <table:filter-set-item table:value="pvp"/>
                <table:filter-set-item table:value="query.port"/>
                <table:filter-set-item table:value="rate-limit"/>
                <table:filter-set-item table:value="rcon.password"/>
                <table:filter-set-item table:value="rcon.port"/>
                <table:filter-set-item table:value="region-file-compression"/>
                <table:filter-set-item table:value="require-resource-pack"/>
                <table:filter-set-item table:value="resource-pack"/>
                <table:filter-set-item table:value="resource-pack-id"/>
                <table:filter-set-item table:value="resource-pack-prompt"/>
                <table:filter-set-item table:value="resource-pack-sha1"/>
                <table:filter-set-item table:value="server-ip"/>
                <table:filter-set-item table:value="server-port"/>
                <table:filter-set-item table:value="simulation-distance"/>
                <table:filter-set-item table:value="spawn-monsters"/>
                <table:filter-set-item table:value="spawn-protection"/>
                <table:filter-set-item table:value="status-heartbeat-interval"/>
                <table:filter-set-item table:value="sync-chunk-writes"/>
                <table:filter-set-item table:value="text-filtering-config"/>
                <table:filter-set-item table:value="text-filtering-version"/>
                <table:filter-set-item table:value="use-native-transport"/>
                <table:filter-set-item table:value="view-distance"/>
                <table:filter-set-item table:value="white-lis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5-12-01T13:25:52.219831751</dc:date>
    <meta:editing-duration>PT22M3S</meta:editing-duration>
    <meta:editing-cycles>1</meta:editing-cycles>
    <meta:document-statistic meta:table-count="1" meta:cell-count="207" meta:object-count="0"/>
  </office:meta>
</office:document-meta>
</file>